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officeooo:rsid="0017830c" officeooo:paragraph-rsid="0017830c"/>
    </style:style>
    <style:style style:name="P6" style:family="paragraph" style:parent-style-name="Text_20_body">
      <style:text-properties officeooo:rsid="0015a90f" officeooo:paragraph-rsid="0015a90f"/>
    </style:style>
    <style:style style:name="P7" style:family="paragraph" style:parent-style-name="Heading_20_3">
      <style:text-properties officeooo:rsid="0015a90f" officeooo:paragraph-rsid="0017830c"/>
    </style:style>
    <style:style style:name="P8" style:family="paragraph" style:parent-style-name="Text_20_body">
      <style:text-properties officeooo:paragraph-rsid="0017830c"/>
    </style:style>
    <style:style style:name="P9" style:family="paragraph" style:parent-style-name="Text_20_body">
      <style:text-properties officeooo:paragraph-rsid="001845aa"/>
    </style:style>
    <style:style style:name="P10" style:family="paragraph" style:parent-style-name="Text_20_body" style:list-style-name="L5"/>
    <style:style style:name="P11" style:family="paragraph" style:parent-style-name="Text_20_body">
      <style:text-properties officeooo:paragraph-rsid="001c1084"/>
    </style:style>
    <style:style style:name="P12" style:family="paragraph" style:parent-style-name="Text_20_body">
      <style:paragraph-properties fo:text-align="center" style:justify-single-word="false"/>
      <style:text-properties officeooo:paragraph-rsid="001c1084"/>
    </style:style>
    <style:style style:name="P13" style:family="paragraph" style:parent-style-name="Standard">
      <style:paragraph-properties fo:text-align="center" style:justify-single-word="false"/>
      <style:text-properties fo:color="#6688cc" loext:opacity="100%" style:font-name="Consolas" fo:font-size="10.5pt" fo:font-weight="normal" officeooo:paragraph-rsid="001c1084" fo:background-color="#000c18"/>
    </style:style>
    <style:style style:name="P14" style:family="paragraph" style:parent-style-name="Text_20_body">
      <style:text-properties officeooo:paragraph-rsid="001f986d"/>
    </style:style>
    <style:style style:name="P15" style:family="paragraph" style:parent-style-name="Standard">
      <style:paragraph-properties fo:text-align="center" style:justify-single-word="false"/>
      <style:text-properties fo:color="#6688cc" loext:opacity="100%" style:font-name="Consolas" fo:font-size="10.5pt" fo:font-weight="normal" officeooo:paragraph-rsid="001f986d" fo:background-color="#000c18"/>
    </style:style>
    <style:style style:name="P16" style:family="paragraph" style:parent-style-name="Standard">
      <style:paragraph-properties fo:text-align="center" style:justify-single-word="false"/>
      <style:text-properties officeooo:paragraph-rsid="001f986d"/>
    </style:style>
    <style:style style:name="P17" style:family="paragraph" style:parent-style-name="Text_20_body">
      <style:text-properties officeooo:rsid="001c1084" officeooo:paragraph-rsid="001c1084"/>
    </style:style>
    <style:style style:name="P18" style:family="paragraph" style:parent-style-name="Standard">
      <style:paragraph-properties fo:text-align="center" style:justify-single-word="false"/>
      <style:text-properties fo:color="#6688cc" loext:opacity="100%" style:font-name="Consolas" fo:font-size="10.5pt" fo:font-weight="normal" officeooo:rsid="001c1084" officeooo:paragraph-rsid="001c1084" fo:background-color="#000c18"/>
    </style:style>
    <style:style style:name="P19" style:family="paragraph" style:parent-style-name="Heading_20_1">
      <style:paragraph-properties fo:text-align="center" style:justify-single-word="false"/>
      <style:text-properties officeooo:rsid="001f986d" officeooo:paragraph-rsid="001f986d"/>
    </style:style>
    <style:style style:name="P20" style:family="paragraph" style:parent-style-name="Heading_20_3">
      <style:paragraph-properties fo:text-align="center" style:justify-single-word="false"/>
      <style:text-properties officeooo:paragraph-rsid="001f986d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Heading_20_4">
      <style:text-properties officeooo:rsid="0020578c" officeooo:paragraph-rsid="0020578c"/>
    </style:style>
    <style:style style:name="P28" style:family="paragraph" style:parent-style-name="Text_20_body">
      <style:text-properties officeooo:paragraph-rsid="0020578c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paragraph-properties fo:text-align="center" style:justify-single-word="false"/>
      <style:text-properties officeooo:paragraph-rsid="0020578c"/>
    </style:style>
    <style:style style:name="P34" style:family="paragraph" style:parent-style-name="Text_20_body">
      <style:text-properties officeooo:paragraph-rsid="00217872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>
      <style:paragraph-properties fo:text-align="start" style:justify-single-word="false"/>
      <style:text-properties officeooo:paragraph-rsid="0024099b"/>
    </style:style>
    <style:style style:name="P38" style:family="paragraph" style:parent-style-name="Text_20_body" style:list-style-name="L12">
      <style:paragraph-properties fo:margin-top="0cm" fo:margin-bottom="0cm" style:contextual-spacing="false"/>
    </style:style>
    <style:style style:name="P39" style:family="paragraph" style:parent-style-name="Text_20_body" style:list-style-name="L12"/>
    <style:style style:name="P40" style:family="paragraph" style:parent-style-name="Text_20_body">
      <style:paragraph-properties fo:text-align="center" style:justify-single-word="false"/>
      <style:text-properties officeooo:paragraph-rsid="0024099b"/>
    </style:style>
    <style:style style:name="P41" style:family="paragraph" style:parent-style-name="Standard">
      <style:paragraph-properties fo:text-align="center" style:justify-single-word="false"/>
      <style:text-properties officeooo:paragraph-rsid="0024099b"/>
    </style:style>
    <style:style style:name="P42" style:family="paragraph" style:parent-style-name="Standard">
      <style:paragraph-properties fo:text-align="start" style:justify-single-word="false"/>
      <style:text-properties officeooo:paragraph-rsid="0024099b"/>
    </style:style>
    <style:style style:name="P43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officeooo:paragraph-rsid="0024099b"/>
    </style:style>
    <style:style style:name="P44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officeooo:paragraph-rsid="0024099b"/>
    </style:style>
    <style:style style:name="P45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6688cc" loext:opacity="100%" officeooo:paragraph-rsid="0024099b" fo:background-color="#000c18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  <style:text-properties fo:color="#6688cc" loext:opacity="100%" fo:background-color="#000c18"/>
    </style:style>
    <style:style style:name="P47" style:family="paragraph" style:parent-style-name="Text_20_body">
      <style:paragraph-properties fo:margin-left="0cm" fo:margin-right="0cm" style:line-height-at-least="0.503cm" fo:text-align="start" style:justify-single-word="false" fo:text-indent="0cm" style:auto-text-indent="false"/>
      <style:text-properties officeooo:paragraph-rsid="0024099b"/>
    </style:style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>
      <style:text-properties officeooo:paragraph-rsid="0024099b"/>
    </style:style>
    <style:style style:name="P52" style:family="paragraph" style:parent-style-name="Text_20_body" style:list-style-name="L16"/>
    <style:style style:name="P53" style:family="paragraph" style:parent-style-name="Standard" style:list-style-name="L16">
      <style:paragraph-properties fo:margin-top="0cm" fo:margin-bottom="0cm" style:contextual-spacing="false"/>
    </style:style>
    <style:style style:name="P54" style:family="paragraph" style:parent-style-name="Text_20_body" style:list-style-name="L16">
      <style:paragraph-properties fo:margin-top="0cm" fo:margin-bottom="0cm" style:contextual-spacing="false"/>
    </style:style>
    <style:style style:name="P55" style:family="paragraph" style:parent-style-name="Standard" style:list-style-name="L16">
      <style:paragraph-properties fo:margin-top="0cm" fo:margin-bottom="0cm" style:contextual-spacing="false"/>
      <style:text-properties fo:color="#6688cc" loext:opacity="100%" fo:background-color="#000c18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57" style:family="paragraph" style:parent-style-name="Standard" style:list-style-name="L16">
      <style:text-properties fo:color="#6688cc" loext:opacity="100%" style:font-name="Consolas" fo:font-size="10.5pt" fo:font-weight="normal" fo:background-color="#000c18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254321"/>
    </style:style>
    <style:style style:name="P59" style:family="paragraph" style:parent-style-name="Text_20_body">
      <style:text-properties officeooo:paragraph-rsid="00266c50"/>
    </style:style>
    <style:style style:name="P60" style:family="paragraph" style:parent-style-name="Text_20_body" style:list-style-name="L17"/>
    <style:style style:name="P61" style:family="paragraph" style:parent-style-name="Text_20_body" style:list-style-name="L18"/>
    <style:style style:name="P62" style:family="paragraph" style:parent-style-name="Text_20_body" style:list-style-name="L19"/>
    <style:style style:name="P63" style:family="paragraph" style:parent-style-name="Text_20_body" style:list-style-name="L20"/>
    <style:style style:name="P64" style:family="paragraph" style:parent-style-name="Text_20_body" style:list-style-name="L21"/>
    <style:style style:name="P65" style:family="paragraph" style:parent-style-name="Text_20_body" style:list-style-name="L22"/>
    <style:style style:name="P66" style:family="paragraph" style:parent-style-name="Text_20_body" style:list-style-name="L23"/>
    <style:style style:name="P67" style:family="paragraph" style:parent-style-name="Text_20_body" style:list-style-name="L24"/>
    <style:style style:name="P68" style:family="paragraph" style:parent-style-name="Text_20_body" style:list-style-name="L25"/>
    <style:style style:name="P69" style:family="paragraph" style:parent-style-name="Text_20_body" style:list-style-name="L26"/>
    <style:style style:name="P70" style:family="paragraph" style:parent-style-name="Text_20_body" style:list-style-name="L27"/>
    <style:style style:name="P71" style:family="paragraph" style:parent-style-name="Text_20_body">
      <style:paragraph-properties fo:margin-top="0cm" fo:margin-bottom="0cm" style:contextual-spacing="false"/>
    </style:style>
    <style:style style:name="P72" style:family="paragraph" style:parent-style-name="Text_20_body">
      <style:text-properties fo:font-weight="bold" officeooo:rsid="00266c50" officeooo:paragraph-rsid="00266c50" style:font-weight-asian="bold" style:font-weight-complex="bold"/>
    </style:style>
    <style:style style:name="P73" style:family="paragraph" style:parent-style-name="Text_20_body">
      <style:text-properties officeooo:rsid="0024099b" officeooo:paragraph-rsid="0024099b"/>
    </style:style>
    <style:style style:name="P74" style:family="paragraph" style:parent-style-name="Text_20_body">
      <style:text-properties officeooo:rsid="0020578c" officeooo:paragraph-rsid="0020578c"/>
    </style:style>
    <style:style style:name="P75" style:family="paragraph" style:parent-style-name="Text_20_body">
      <style:paragraph-properties fo:text-align="center" style:justify-single-word="false"/>
      <style:text-properties officeooo:paragraph-rsid="001f986d"/>
    </style:style>
    <style:style style:name="P76" style:family="paragraph" style:parent-style-name="Text_20_body" style:list-style-name="L28">
      <style:text-properties officeooo:rsid="0015a90f" officeooo:paragraph-rsid="0015a90f"/>
    </style:style>
    <style:style style:name="T1" style:family="text">
      <style:text-properties officeooo:rsid="0014b12b"/>
    </style:style>
    <style:style style:name="T2" style:family="text">
      <style:text-properties officeooo:rsid="0020578c"/>
    </style:style>
    <style:style style:name="T3" style:family="text">
      <style:text-properties fo:font-weight="bold" officeooo:rsid="001c1084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45aa"/>
    </style:style>
    <style:style style:name="T6" style:family="text">
      <style:text-properties officeooo:rsid="001c1084"/>
    </style:style>
    <style:style style:name="T7" style:family="text">
      <style:text-properties fo:font-weight="bold" officeooo:rsid="0017830c" style:font-weight-asian="bold" style:font-weight-complex="bold"/>
    </style:style>
    <style:style style:name="T8" style:family="text">
      <style:text-properties fo:font-weight="normal" officeooo:rsid="001c1084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830c" style:font-weight-asian="normal" style:font-weight-complex="normal"/>
    </style:style>
    <style:style style:name="T11" style:family="text">
      <style:text-properties fo:font-weight="bold" officeooo:rsid="001845aa" style:font-weight-asian="bold" style:font-weight-complex="bold"/>
    </style:style>
    <style:style style:name="T12" style:family="text">
      <style:text-properties officeooo:rsid="0017830c"/>
    </style:style>
    <style:style style:name="T13" style:family="text">
      <style:text-properties fo:font-weight="normal" officeooo:rsid="001845aa" style:font-weight-asian="normal" style:font-weight-complex="normal"/>
    </style:style>
    <style:style style:name="T14" style:family="text">
      <style:text-properties fo:color="#6688cc" loext:opacity="100%" style:font-name="Consolas" fo:font-size="10.5pt" fo:font-weight="normal" officeooo:rsid="001c1084" fo:background-color="#000c18" loext:char-shading-value="0" style:font-weight-asian="normal" style:font-weight-complex="normal"/>
    </style:style>
    <style:style style:name="T15" style:family="text">
      <style:text-properties fo:color="#225588" loext:opacity="100%" style:font-name="Consolas" fo:font-size="10.5pt" fo:font-weight="normal" officeooo:rsid="001c1084" fo:background-color="#000c18" loext:char-shading-value="0" style:font-weight-asian="normal" style:font-weight-complex="normal"/>
    </style:style>
    <style:style style:name="T16" style:family="text">
      <style:text-properties fo:color="#ffeebb" loext:opacity="100%" style:font-name="Consolas" fo:font-size="10.5pt" style:text-underline-style="solid" style:text-underline-width="auto" style:text-underline-color="font-color" fo:font-weight="normal" officeooo:rsid="001c1084" fo:background-color="#000c18" loext:char-shading-value="0" style:font-weight-asian="normal" style:font-weight-complex="normal"/>
    </style:style>
    <style:style style:name="T17" style:family="text">
      <style:text-properties fo:color="#ddbb88" loext:opacity="100%" style:font-name="Consolas" fo:font-size="10.5pt" fo:font-weight="normal" officeooo:rsid="001c1084" fo:background-color="#000c18" loext:char-shading-value="0" style:font-weight-asian="normal" style:font-weight-complex="normal"/>
    </style:style>
    <style:style style:name="T18" style:family="text">
      <style:text-properties fo:color="#2277ff" loext:opacity="100%" style:font-name="Consolas" fo:font-size="10.5pt" fo:font-style="italic" fo:font-weight="normal" officeooo:rsid="001c1084" fo:background-color="#000c18" loext:char-shading-value="0" style:font-weight-asian="normal" style:font-weight-complex="normal"/>
    </style:style>
    <style:style style:name="T19" style:family="text">
      <style:text-properties fo:color="#ffeebb" loext:opacity="100%" style:text-underline-style="solid" style:text-underline-width="auto" style:text-underline-color="font-color" style:font-weight-asian="normal" style:font-weight-complex="normal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1c1084" style:font-weight-asian="normal" style:font-weight-complex="normal"/>
    </style:style>
    <style:style style:name="T22" style:family="text">
      <style:text-properties fo:font-weight="normal" officeooo:rsid="001df1a2" style:font-weight-asian="normal" style:font-weight-complex="normal"/>
    </style:style>
    <style:style style:name="T23" style:family="text">
      <style:text-properties fo:font-weight="bold" officeooo:rsid="0019d9cd" style:font-weight-asian="bold" style:font-weight-complex="bold"/>
    </style:style>
    <style:style style:name="T24" style:family="text">
      <style:text-properties fo:font-weight="bold" officeooo:rsid="001f986d" style:font-weight-asian="bold" style:font-weight-complex="bold"/>
    </style:style>
    <style:style style:name="T25" style:family="text">
      <style:text-properties fo:font-weight="normal" officeooo:rsid="0019d9cd" style:font-weight-asian="normal" style:font-weight-complex="normal"/>
    </style:style>
    <style:style style:name="T26" style:family="text">
      <style:text-properties fo:font-weight="normal" officeooo:rsid="001f986d" style:font-weight-asian="normal" style:font-weight-complex="normal"/>
    </style:style>
    <style:style style:name="T27" style:family="text">
      <style:text-properties officeooo:rsid="0019d9cd" style:font-weight-asian="normal" style:font-weight-complex="normal"/>
    </style:style>
    <style:style style:name="T28" style:family="text">
      <style:text-properties fo:color="#225588" loext:opacity="100%" officeooo:rsid="0019d9cd" style:font-weight-asian="normal" style:font-weight-complex="normal"/>
    </style:style>
    <style:style style:name="T29" style:family="text">
      <style:text-properties fo:color="#2277ff" loext:opacity="100%" fo:font-style="italic" officeooo:rsid="0019d9cd" style:font-weight-asian="normal" style:font-weight-complex="normal"/>
    </style:style>
    <style:style style:name="T30" style:family="text">
      <style:text-properties fo:color="#f280d0" loext:opacity="100%" officeooo:rsid="0019d9cd" style:font-weight-asian="normal" style:font-weight-complex="normal"/>
    </style:style>
    <style:style style:name="T31" style:family="text">
      <style:text-properties fo:color="#6688cc" loext:opacity="100%" style:font-name="Consolas" fo:font-size="10.5pt" fo:font-weight="normal" officeooo:rsid="0019d9cd" fo:background-color="#000c18" loext:char-shading-value="0" style:font-weight-asian="normal" style:font-weight-complex="normal"/>
    </style:style>
    <style:style style:name="T32" style:family="text">
      <style:text-properties fo:font-weight="bold" officeooo:rsid="0015a90f" style:font-weight-asian="bold" style:font-weight-complex="bold"/>
    </style:style>
    <style:style style:name="T33" style:family="text">
      <style:text-properties officeooo:rsid="0015a90f"/>
    </style:style>
    <style:style style:name="T34" style:family="text">
      <style:text-properties fo:color="#225588" loext:opacity="100%" style:font-weight-asian="normal" style:font-weight-complex="normal"/>
    </style:style>
    <style:style style:name="T35" style:family="text">
      <style:text-properties fo:color="#ddbb88" loext:opacity="100%" style:font-weight-asian="normal" style:font-weight-complex="normal"/>
    </style:style>
    <style:style style:name="T36" style:family="text">
      <style:text-properties fo:color="#2277ff" loext:opacity="100%" fo:font-style="italic" style:font-weight-asian="normal" style:font-weight-complex="normal"/>
    </style:style>
    <style:style style:name="T37" style:family="text">
      <style:text-properties fo:color="#f280d0" loext:opacity="100%" style:font-weight-asian="normal" style:font-weight-complex="normal"/>
    </style:style>
    <style:style style:name="T38" style:family="text">
      <style:text-properties officeooo:rsid="001f986d"/>
    </style:style>
    <style:style style:name="T39" style:family="text">
      <style:text-properties fo:font-weight="bold" officeooo:rsid="0020578c" style:font-weight-asian="bold" style:font-weight-complex="bold"/>
    </style:style>
    <style:style style:name="T40" style:family="text">
      <style:text-properties fo:color="#6688cc" loext:opacity="100%" style:font-name="Consolas" fo:font-size="10.5pt" fo:font-weight="normal" fo:background-color="#000c18" loext:char-shading-value="0" style:font-weight-asian="normal" style:font-weight-complex="normal"/>
    </style:style>
    <style:style style:name="T41" style:family="text">
      <style:text-properties fo:color="#225588" loext:opacity="100%" style:font-name="Consolas" fo:font-size="10.5pt" fo:font-weight="normal" fo:background-color="#000c18" loext:char-shading-value="0" style:font-weight-asian="normal" style:font-weight-complex="normal"/>
    </style:style>
    <style:style style:name="T42" style:family="text">
      <style:text-properties fo:color="#ffeebb" loext:opacity="100%" style:font-name="Consolas" fo:font-size="10.5pt" style:text-underline-style="solid" style:text-underline-width="auto" style:text-underline-color="font-color" fo:font-weight="normal" fo:background-color="#000c18" loext:char-shading-value="0" style:font-weight-asian="normal" style:font-weight-complex="normal"/>
    </style:style>
    <style:style style:name="T43" style:family="text">
      <style:text-properties fo:color="#2277ff" loext:opacity="100%" style:font-name="Consolas" fo:font-size="10.5pt" fo:font-style="italic" fo:font-weight="normal" fo:background-color="#000c18" loext:char-shading-value="0" style:font-weight-asian="normal" style:font-weight-complex="normal"/>
    </style:style>
    <style:style style:name="T44" style:family="text">
      <style:text-properties fo:color="#2277ff" loext:opacity="100%" style:font-name="Consolas" fo:font-size="10.5pt" fo:font-style="italic" fo:font-weight="normal" officeooo:rsid="0020578c" fo:background-color="#000c18" loext:char-shading-value="0" style:font-weight-asian="normal" style:font-weight-complex="normal"/>
    </style:style>
    <style:style style:name="T45" style:family="text">
      <style:text-properties fo:color="#f280d0" loext:opacity="100%" style:font-name="Consolas" fo:font-size="10.5pt" fo:font-weight="normal" fo:background-color="#000c18" loext:char-shading-value="0" style:font-weight-asian="normal" style:font-weight-complex="normal"/>
    </style:style>
    <style:style style:name="T46" style:family="text">
      <style:text-properties officeooo:rsid="00217872"/>
    </style:style>
    <style:style style:name="T47" style:family="text">
      <style:text-properties fo:color="#ffeebb" loext:opacity="100%" style:font-name="Consolas" fo:font-size="10.5pt" style:text-underline-style="none" fo:font-weight="normal" fo:background-color="transparent" loext:char-shading-value="0" style:font-weight-asian="normal" style:font-weight-complex="normal"/>
    </style:style>
    <style:style style:name="T48" style:family="text">
      <style:text-properties fo:color="#6688cc" loext:opacity="100%" style:font-name="Consolas" fo:font-size="10.5pt" fo:font-weight="normal" officeooo:rsid="00217872" fo:background-color="#000c18" loext:char-shading-value="0" style:font-weight-asian="normal" style:font-weight-complex="normal"/>
    </style:style>
    <style:style style:name="T49" style:family="text">
      <style:text-properties fo:color="#6688cc" loext:opacity="100%" style:font-name="Liberation Serif" fo:font-size="12pt" fo:font-weight="normal" officeooo:rsid="00217872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font-size="12pt" fo:font-weight="normal" officeooo:rsid="00217872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loext:opacity="100%" fo:font-size="12pt" fo:font-weight="normal" officeooo:rsid="00217872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6688cc" loext:opacity="100%" style:font-name="Consolas" fo:font-size="10.5pt" fo:font-weight="normal" fo:background-color="#000c18" loext:char-shading-value="0"/>
    </style:style>
    <style:style style:name="T53" style:family="text">
      <style:text-properties fo:color="#ddbb88" loext:opacity="100%" style:font-name="Consolas" fo:font-size="10.5pt" fo:font-weight="normal" fo:background-color="#000c18" loext:char-shading-value="0"/>
    </style:style>
    <style:style style:name="T54" style:family="text">
      <style:text-properties fo:color="#2277ff" loext:opacity="100%" style:font-name="Consolas" fo:font-size="10.5pt" fo:font-style="italic" fo:font-weight="normal" fo:background-color="#000c18" loext:char-shading-value="0"/>
    </style:style>
    <style:style style:name="T55" style:family="text">
      <style:text-properties fo:color="#225588" loext:opacity="100%" style:font-name="Consolas" fo:font-size="10.5pt" fo:font-weight="normal" fo:background-color="#000c18" loext:char-shading-value="0"/>
    </style:style>
    <style:style style:name="T56" style:family="text">
      <style:text-properties fo:color="#9966b8" loext:opacity="100%" style:font-name="Consolas" fo:font-size="10.5pt" fo:font-style="italic" fo:font-weight="normal" fo:background-color="#000c18" loext:char-shading-value="0"/>
    </style:style>
    <style:style style:name="T57" style:family="text">
      <style:text-properties fo:color="#f280d0" loext:opacity="100%" style:font-name="Consolas" fo:font-size="10.5pt" fo:font-weight="normal" fo:background-color="#000c18" loext:char-shading-value="0"/>
    </style:style>
    <style:style style:name="T58" style:family="text">
      <style:text-properties fo:color="#2277ff" loext:opacity="100%" style:font-name="Consolas" fo:font-size="10.5pt" fo:font-style="italic" fo:font-weight="normal" officeooo:rsid="00217872" fo:background-color="#000c18" loext:char-shading-value="0"/>
    </style:style>
    <style:style style:name="T59" style:family="text">
      <style:text-properties fo:color="#225588" loext:opacity="100%" style:font-name="Consolas" fo:font-size="10.5pt" fo:font-weight="normal" officeooo:rsid="00217872" fo:background-color="#000c18" loext:char-shading-value="0"/>
    </style:style>
    <style:style style:name="T60" style:family="text">
      <style:text-properties fo:color="#f280d0" loext:opacity="100%" style:font-name="Consolas" fo:font-size="10.5pt" fo:font-weight="normal" officeooo:rsid="00217872" fo:background-color="#000c18" loext:char-shading-value="0"/>
    </style:style>
    <style:style style:name="T61" style:family="text">
      <style:text-properties fo:font-weight="bold" officeooo:rsid="0024099b" style:font-weight-asian="bold" style:font-weight-complex="bold"/>
    </style:style>
    <style:style style:name="T62" style:family="text">
      <style:text-properties fo:font-weight="normal" officeooo:rsid="0020578c" style:font-weight-asian="normal" style:font-weight-complex="normal"/>
    </style:style>
    <style:style style:name="T63" style:family="text">
      <style:text-properties fo:font-weight="normal" officeooo:rsid="0024099b" style:font-weight-asian="normal" style:font-weight-complex="normal"/>
    </style:style>
    <style:style style:name="T64" style:family="text">
      <style:text-properties fo:color="#6688cc" loext:opacity="100%" style:font-name="Consolas" fo:font-size="10.5pt" fo:font-weight="normal" officeooo:rsid="0020578c" fo:background-color="#000c18" loext:char-shading-value="0" style:font-weight-asian="normal" style:font-weight-complex="normal"/>
    </style:style>
    <style:style style:name="T65" style:family="text">
      <style:text-properties fo:color="#225588" loext:opacity="100%" style:font-name="Consolas" fo:font-size="10.5pt" fo:font-weight="normal" officeooo:rsid="0020578c" fo:background-color="#000c18" loext:char-shading-value="0" style:font-weight-asian="normal" style:font-weight-complex="normal"/>
    </style:style>
    <style:style style:name="T66" style:family="text">
      <style:text-properties fo:color="#ddbb88" loext:opacity="100%" style:font-name="Consolas" fo:font-size="10.5pt" fo:font-weight="normal" officeooo:rsid="0020578c" fo:background-color="#000c18" loext:char-shading-value="0" style:font-weight-asian="normal" style:font-weight-complex="normal"/>
    </style:style>
    <style:style style:name="T67" style:family="text">
      <style:text-properties fo:color="#ffeebb" loext:opacity="100%" style:font-name="Consolas" fo:font-size="10.5pt" style:text-underline-style="solid" style:text-underline-width="auto" style:text-underline-color="font-color" fo:font-weight="normal" fo:background-color="#000c18" loext:char-shading-value="0"/>
    </style:style>
    <style:style style:name="T68" style:family="text">
      <style:text-properties style:font-name="Liberation Serif" fo:font-size="12pt" fo:font-weight="normal" officeooo:rsid="0024099b" style:font-size-asian="12pt" style:font-size-complex="12pt"/>
    </style:style>
    <style:style style:name="T69" style:family="text">
      <style:text-properties style:font-name="Liberation Serif" fo:font-size="12pt" fo:font-weight="normal" style:font-size-asian="12pt" style:font-size-complex="12pt"/>
    </style:style>
    <style:style style:name="T70" style:family="text">
      <style:text-properties fo:background-color="transparent" loext:char-shading-value="0"/>
    </style:style>
    <style:style style:name="T71" style:family="text">
      <style:text-properties fo:color="#225588" loext:opacity="100%" style:font-name="Consolas" fo:font-size="10.5pt" fo:font-weight="normal"/>
    </style:style>
    <style:style style:name="T72" style:family="text">
      <style:text-properties style:font-name="Consolas" fo:font-size="10.5pt" fo:font-weight="normal"/>
    </style:style>
    <style:style style:name="T73" style:family="text">
      <style:text-properties fo:color="#2277ff" loext:opacity="100%" style:font-name="Consolas" fo:font-size="10.5pt" fo:font-style="italic" fo:font-weight="normal"/>
    </style:style>
    <style:style style:name="T74" style:family="text">
      <style:text-properties fo:color="#ffeebb" loext:opacity="100%" style:font-name="Consolas" fo:font-size="10.5pt" style:text-underline-style="solid" style:text-underline-width="auto" style:text-underline-color="font-color" fo:font-weight="normal"/>
    </style:style>
    <style:style style:name="T75" style:family="text">
      <style:text-properties fo:color="#f280d0" loext:opacity="100%" style:font-name="Consolas" fo:font-size="10.5pt" fo:font-weight="normal"/>
    </style:style>
    <style:style style:name="T76" style:family="text">
      <style:text-properties officeooo:rsid="0024099b"/>
    </style:style>
    <style:style style:name="T77" style:family="text">
      <style:text-properties officeooo:rsid="00254321"/>
    </style:style>
    <style:style style:name="T78" style:family="text">
      <style:text-properties fo:color="#ddbb88" loext:opacity="100%" style:font-name="Consolas" fo:font-size="10.5pt" fo:font-weight="normal"/>
    </style:style>
    <style:style style:name="T79" style:family="text">
      <style:text-properties fo:color="#6688cc" loext:opacity="100%" fo:background-color="transparent" loext:char-shading-value="0"/>
    </style:style>
    <style:style style:name="T80" style:family="text">
      <style:text-properties fo:color="#225588" loext:opacity="100%"/>
    </style:style>
    <style:style style:name="T81" style:family="text">
      <style:text-properties fo:font-weight="bold" officeooo:rsid="00266c5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strutura e Formulação do Problema</text:h>
      <text:list text:style-name="L1">
        <text:list-item>
          <text:p text:style-name="P1"><text:span text:style-name="Strong_20_Emphasis">Conjunto de Cidades</text:span>: O problema considera um número fixo de cidades (ou pontos), onde cada cidade deve ser visitada uma única vez. <text:span text:style-name="T1">Trabalharemos com 15 pontos para o caso geral e 100 pontos para o caso extremo.</text:span></text:p>
        </text:list-item>
        <text:list-item>
          <text:p text:style-name="P1"><text:span text:style-name="Strong_20_Emphasis">Matriz de Distâncias</text:span>: Existe uma matriz que representa a distância ou custo entre cada par de cidades. No caso mais comum, considera-se a distância euclidiana.</text:p>
        </text:list-item>
        <text:list-item>
          <text:p text:style-name="P2"><text:span text:style-name="Strong_20_Emphasis">Caminho Fechado</text:span>: O caixeiro deve retornar à cidade inicial ao final da rota, formando um circuito fechado.</text:p>
        </text:list-item>
      </text:list>
      <text:h text:style-name="Heading_20_3" text:outline-level="3">Objetivo</text:h>
      <text:p text:style-name="Text_20_body">O objetivo é <text:span text:style-name="Strong_20_Emphasis">minimizar a distância total</text:span> do percurso, ou seja, encontrar o caminho mais curto que visite todas as cidades e retorne ao ponto de partida. Esse caminho é chamado de <text:span text:style-name="Strong_20_Emphasis">rota ótima</text:span>.</text:p>
      <text:list text:style-name="L2">
        <text:list-item>
          <text:p text:style-name="P3"><text:span text:style-name="Strong_20_Emphasis">Combinatório</text:span>: O TSP é um problema de otimização combinatória, onde o número de soluções possíveis cresce exponencialmente com o número de cidades. Para um conjunto de n cidades, existem (n−1)!/2(n - 1)! / 2(n−1)!/2 caminhos possíveis se o percurso for simétrico.</text:p>
        </text:list-item>
      </text:list>
      <text:list text:style-name="L3">
        <text:list-item>
          <text:p text:style-name="P4"><text:span text:style-name="Strong_20_Emphasis">NP-Difícil</text:span>: O TSP pertence à classe de problemas NP-difíceis, o que significa que não há um algoritmo conhecido que resolva todos os casos em tempo polinomial. Para grandes números de cidades, métodos exatos se tornam inviáveis.</text:p>
        </text:list-item>
      </text:list>
      <text:p text:style-name="Text_20_body"/>
      <text:h text:style-name="Heading_20_3" text:outline-level="3">Estruturas/Objetos</text:h>
      <text:list text:style-name="L4">
        <text:list-item>
          <text:p text:style-name="P5">Pontos: Uma tupla que contem dois floats que representam as coordenadas X e Y do ponto</text:p>
        </text:list-item>
        <text:list-item>
          <text:p text:style-name="P5"><text:span text:style-name="Source_20_Text"><text:span text:style-name="T2">Rota</text:span></text:span>: Uma lista que contém a sequência de índices que representam a ordem em que os pontos (cidades) devem ser visitados. </text:p>
        </text:list-item>
        <text:list-item>
          <text:p text:style-name="P5"/>
        </text:list-item>
      </text:list>
      <text:p text:style-name="P6"/>
      <text:h text:style-name="P7" text:outline-level="3">Funções</text:h>
      <text:p text:style-name="P8"/>
      <text:p text:style-name="Text_20_body"><text:span text:style-name="T3">Criar</text:span><text:span text:style-name="T4">_pontos_uniformes:</text:span> <text:span text:style-name="T5">gera uma lista de pontos de forma uniforme dentre os limites estabelecidos do nosso plano cartesiano. É utilizado o random.uniform para </text:span><text:span text:style-name="T6">criar</text:span><text:span text:style-name="T5"> os pontos aleatorios de forma uniforme, ou seja, todos os pontos têm a mesma probabilidade de serem </text:span><text:span text:style-name="T6">criados</text:span></text:p>
      <text:p text:style-name="Text_20_body"/>
      <text:p text:style-name="P9"><text:span text:style-name="T3">Criar</text:span><text:span text:style-name="T7">_pontos_circulares: </text:span><text:span text:style-name="T8">cria</text:span><text:span text:style-name="T9"> coordenadas de pontos igualmente espaçados ao longo da circunferência de um círculo. </text:span><text:span text:style-name="T10">Ele </text:span><text:span text:style-name="T8">cria</text:span><text:span text:style-name="T10"> os ângulos, que é uma </text:span><text:span text:style-name="T11">A</text:span><text:span text:style-name="Strong_20_Emphasis"><text:span text:style-name="T7">rray</text:span></text:span><text:span text:style-name="Strong_20_Emphasis"><text:span text:style-name="T12"> NumPy,</text:span></text:span><text:span text:style-name="T10"> que contém valores numéricos representando ângulos em radianos. Esses ângulos são distribuídos uniformemente entre </text:span><text:span text:style-name="T13">0 e 2pi através da função linspace. Retornando uma lista de pontos(tuplas) para cada ângulo gerado.</text:span></text:p>
      <text:list text:style-name="L5">
        <text:list-header>
          <text:p text:style-name="P10"><text:span text:style-name="Strong_20_Emphasis">Função:</text:span> <text:span text:style-name="Source_20_Text">np.linspace(start, stop, num, endpoint=False)</text:span></text:p>
          <text:p text:style-name="P10"><text:soft-page-break/><text:span text:style-name="Strong_20_Emphasis">Parâmetros:</text:span></text:p>
          <text:list>
            <text:list-item>
              <text:p text:style-name="P10"><text:span text:style-name="Source_20_Text">start</text:span>: Ângulo inicial em radianos (aqui, 000).</text:p>
            </text:list-item>
            <text:list-item>
              <text:p text:style-name="P10"><text:span text:style-name="Source_20_Text">stop</text:span>: Ângulo final em radianos (aqui, 2π2\pi2π, correspondente a 360 graus).</text:p>
            </text:list-item>
            <text:list-item>
              <text:p text:style-name="P10"><text:span text:style-name="Source_20_Text">num</text:span>: Quantidade de ângulos a serem gerados (<text:span text:style-name="Source_20_Text">quantidade</text:span>), definindo a quantidade de pontos no círculo.</text:p>
            </text:list-item>
            <text:list-item>
              <text:p text:style-name="P10"><text:span text:style-name="Source_20_Text">endpoint=False</text:span>: Exclui o valor final 2π2\pi2π, evitando que o primeiro e o último ponto coincidam.</text:p>
            </text:list-item>
          </text:list>
        </text:list-header>
      </text:list>
      <text:p text:style-name="P9">Essa estrutura permite usar cada ângulo como base para calcular as coordenadas cartesianas (x, y) dos pontos ao longo do círculo.</text:p>
      <text:p text:style-name="P11"><text:span text:style-name="T3">Criar_rota_aleatorio: </text:span><text:span text:style-name="T8">Gera uma rota de forma aleatoria que passa por todos os pontos.</text:span></text:p>
      <text:p text:style-name="P12"><text:span text:style-name="T8"><text:tab/></text:span><text:span text:style-name="T14">rota </text:span><text:span text:style-name="T15">=</text:span><text:span text:style-name="T14"> </text:span><text:span text:style-name="T16">list</text:span><text:span text:style-name="T14">(</text:span><text:span text:style-name="T16">range</text:span><text:span text:style-name="T14">(</text:span><text:span text:style-name="T17">len</text:span><text:span text:style-name="T14">(</text:span><text:span text:style-name="T18">pontos</text:span><text:span text:style-name="T14">)))</text:span></text:p>
      <text:p text:style-name="P11"><text:span text:style-name="T8"><text:s/></text:span><text:span text:style-name="T9">Esta linha cria uma lista de índices que representam cada ponto na lista de </text:span><text:span text:style-name="Source_20_Text"><text:span text:style-name="T9">pontos</text:span></text:span><text:span text:style-name="T9">. Se, por exemplo, </text:span><text:span text:style-name="Source_20_Text"><text:span text:style-name="T9">pontos</text:span></text:span><text:span text:style-name="T9"> contém 5 pontos, </text:span><text:span text:style-name="Source_20_Text"><text:span text:style-name="T8">rota</text:span></text:span><text:span text:style-name="T9"> será </text:span><text:span text:style-name="Source_20_Text"><text:span text:style-name="T9">[0, 1, 2, 3, 4]</text:span></text:span><text:span text:style-name="T9">. Essa lista é essencialmente uma representação dos pontos, onde cada índice corresponde a um ponto específico.</text:span></text:p>
      <text:p text:style-name="P13"><text:span text:style-name="T19">random</text:span><text:span text:style-name="T20">.shuffle(</text:span><text:span text:style-name="T21">rota</text:span><text:span text:style-name="T20">)</text:span></text:p>
      <text:p text:style-name="P11"><text:span text:style-name="T9"/></text:p>
      <text:p text:style-name="P11"><text:span text:style-name="T9">A função </text:span><text:span text:style-name="Source_20_Text"><text:span text:style-name="T9">random.shuffle</text:span></text:span><text:span text:style-name="T9"> embaralha a lista </text:span><text:span text:style-name="Source_20_Text"><text:span text:style-name="T22">rota</text:span></text:span><text:span text:style-name="T9"> in-place, ou seja, altera a ordem dos índices aleatoriamente. Isso resulta em uma nova sequência que representa uma ordem aleatória de visitação dos pontos. </text:span></text:p>
      <text:p text:style-name="P11"><text:span text:style-name="T9"/></text:p>
      <text:p text:style-name="P14"><text:span text:style-name="T23">Plotar_</text:span><text:span text:style-name="T24">rota</text:span><text:span text:style-name="T23">: </text:span><text:span text:style-name="T25">Gera um grafico com os pontos e </text:span><text:span text:style-name="T26">a rota</text:span><text:span text:style-name="T25"> entre eles. </text:span></text:p>
      <text:p text:style-name="P15"><text:span text:style-name="T27">rota_completa </text:span><text:span text:style-name="T28">=</text:span><text:span text:style-name="T27"> </text:span><text:span text:style-name="T29">rota</text:span><text:span text:style-name="T27"> </text:span><text:span text:style-name="T28">+</text:span><text:span text:style-name="T27"> [</text:span><text:span text:style-name="T29">rota</text:span><text:span text:style-name="T27">[</text:span><text:span text:style-name="T30">0</text:span><text:span text:style-name="T27">]]</text:span></text:p>
      <text:p text:style-name="P16"><text:span text:style-name="T31"/></text:p>
      <text:p text:style-name="P14"><text:span text:style-name="T25"><text:tab/></text:span><text:span text:style-name="T9">Essa linha adiciona o primeiro ponto </text:span><text:span text:style-name="T26">da rota </text:span><text:span text:style-name="T9">ao final da lista, fechando o ciclo e retornando ao ponto de partida. </text:span><text:span text:style-name="T25">Em seguida separa em duas listas os pontos, um para o a coordenada X e a outra para a coordenada Y</text:span></text:p>
      <text:p text:style-name="P14"><text:span text:style-name="T25"/></text:p>
      <text:p text:style-name="P9"><text:span text:style-name="T32">Distancia:</text:span><text:span text:style-name="T33"> Vai retornar a distância entre dois pontos utilizando (X1 – X2)ˆ2 + </text:span><text:span text:style-name="T12">(Y1 – Y2)ˆ2.</text:span></text:p>
      <text:p text:style-name="P9"><text:span text:style-name="T25"/></text:p>
      <text:p text:style-name="P17"><text:span text:style-name="T23">A</text:span><text:span text:style-name="T4">ptidão: </text:span><text:span text:style-name="T9">Calcula o “quão bom é um</text:span><text:span text:style-name="T26">a rota</text:span><text:span text:style-name="T9">”, que é o inverso do seu tamanho, quanto maior a aptidão menor a distancia, tendo uma relação positiva com o nosso problema.</text:span></text:p>
      <text:p text:style-name="P18"><text:span text:style-name="T20">distancia_total </text:span><text:span text:style-name="T34">+=</text:span><text:span text:style-name="T20"> </text:span><text:span text:style-name="T35">distancia</text:span><text:span text:style-name="T20">(</text:span><text:span text:style-name="T36">pontos</text:span><text:span text:style-name="T20">[</text:span><text:span text:style-name="T36">caminho</text:span><text:span text:style-name="T20">[i]], </text:span><text:span text:style-name="T36">pontos</text:span><text:span text:style-name="T20">[</text:span><text:span text:style-name="T36">caminho</text:span><text:span text:style-name="T20">[(i </text:span><text:span text:style-name="T34">+</text:span><text:span text:style-name="T20"> </text:span><text:span text:style-name="T37">1</text:span><text:span text:style-name="T20">) </text:span><text:span text:style-name="T34">%</text:span><text:span text:style-name="T20"> </text:span><text:span text:style-name="T35">len</text:span><text:span text:style-name="T20">(</text:span><text:span text:style-name="T36">caminho</text:span><text:span text:style-name="T20">)]])</text:span></text:p>
      <text:p text:style-name="P18"/>
      <text:p text:style-name="Text_20_body"><text:tab/>Esta parte incrementa a variável <text:span text:style-name="Source_20_Text">distancia_total</text:span> com o valor da distância entre dois pontos consecutivos. A cada execução da linha dentro do loop, a <text:span text:style-name="Source_20_Text">distancia_total</text:span> é aumentada para incluir à distância de mais um trecho do caminho. O operador <text:span text:style-name="Source_20_Text">%</text:span> permite que, ao chegar ao último ponto do caminho, o cálculo retorne ao ponto inicial, fechando o ciclo. </text:p>
      <text:p text:style-name="P17"><text:soft-page-break/><text:span text:style-name="T9"/></text:p>
      <text:p text:style-name="P17"><text:span text:style-name="T9"/></text:p>
      <text:h text:style-name="P19" text:outline-level="1">Métodos de seleção de algoritmos genéticos</text:h>
      <text:h text:style-name="P20" text:outline-level="3">1. Seleção por Roleta (ou Seleção por Proporção de Aptidão)</text:h>
      <text:p text:style-name="Text_20_body">Nesse método, cada indivíduo da população é selecionado com uma probabilidade proporcional à sua aptidão. Imagine que cada indivíduo ocupa uma “fatia” em uma roleta, onde o tamanho da fatia é proporcional ao seu valor de aptidão. Indivíduos mais aptos têm maior chance de serem selecionados, mas mesmo os menos aptos têm uma chance não nula.</text:p>
      <text:p text:style-name="Text_20_body"><text:span text:style-name="Strong_20_Emphasis">Implementação básica</text:span>:</text:p>
      <text:list text:style-name="L6">
        <text:list-item>
          <text:p text:style-name="P21">Calcule a soma de todas as aptidões.</text:p>
        </text:list-item>
        <text:list-item>
          <text:p text:style-name="P21">Para cada indivíduo, d<text:span text:style-name="T38">i</text:span>vida sua aptidão pela soma total, obtendo uma “probabilidade de seleção”.</text:p>
        </text:list-item>
        <text:list-item>
          <text:p text:style-name="P22">Use essas probabilidades para selecionar indivíduos (geralmente com uma função de amostragem como <text:span text:style-name="Source_20_Text">random.choices</text:span> no Python).</text:p>
        </text:list-item>
      </text:list>
      <text:h text:style-name="Heading_20_3" text:outline-level="3">2. Seleção por Classificação</text:h>
      <text:p text:style-name="Text_20_body">A seleção por classificação ordena todos os indivíduos da população de acordo com sua aptidão e os classifica. Em seguida, cada indivíduo recebe uma probabilidade de seleção com base em sua posição no ranking, e não diretamente na aptidão. Esse método ajuda a reduzir o impacto de grandes variações entre valores de aptidão.</text:p>
      <text:p text:style-name="Text_20_body"><text:span text:style-name="Strong_20_Emphasis">Como funciona</text:span>:</text:p>
      <text:list text:style-name="L7">
        <text:list-item>
          <text:p text:style-name="P23">Ordene a população de acordo com a aptidão.</text:p>
        </text:list-item>
        <text:list-item>
          <text:p text:style-name="P23">Atribua probabilidades baseadas na posição do ranking (ex: o melhor recebe a maior probabilidade, e assim por diante).</text:p>
        </text:list-item>
        <text:list-item>
          <text:p text:style-name="P24">Realize a seleção com base nessas probabilidades.</text:p>
        </text:list-item>
      </text:list>
      <text:h text:style-name="Heading_20_3" text:outline-level="3">3. Seleção por Amostragem Estocástica Universal (SUS)</text:h>
      <text:p text:style-name="Text_20_body">Esse método é uma variante da seleção por roleta, onde todos os indivíduos têm uma chance proporcional de serem selecionados, mas a seleção é feita de uma maneira que reduz a variabilidade entre seleções. Imagine uma roleta com múltiplos ponteiros igualmente espaçados.</text:p>
      <text:p text:style-name="Text_20_body"><text:span text:style-name="Strong_20_Emphasis">Como funciona</text:span>:</text:p>
      <text:list text:style-name="L8">
        <text:list-item>
          <text:p text:style-name="P25">Calcule a probabilidade de seleção para cada indivíduo (similar à roleta).</text:p>
        </text:list-item>
        <text:list-item>
          <text:p text:style-name="P25">Gere ponteiros igualmente espaçados para selecionar múltiplos indivíduos ao mesmo tempo.</text:p>
        </text:list-item>
        <text:list-item>
          <text:p text:style-name="P26">Isso garante uma seleção mais uniforme e reduz a variabilidade.</text:p>
        </text:list-item>
      </text:list>
      <text:h text:style-name="Heading_20_3" text:outline-level="3">4. Seleção de Melhoramento (Elitismo)</text:h>
      <text:p text:style-name="Text_20_body">O elitismo não é exatamente um método de seleção por si só, mas pode ser combinado com qualquer um dos métodos acima. Consiste em preservar uma certa porcentagem dos melhores <text:soft-page-break/>indivíduos da população atual diretamente para a próxima geração, sem qualquer alteração. Dessa forma, as melhores soluções encontradas são sempre preservadas.</text:p>
      <text:h text:style-name="Heading_20_3" text:outline-level="3">5. Seleção por Torneio Determinístico vs. Estocástico</text:h>
      <text:p text:style-name="Text_20_body">Além do torneio tradicional (determinístico), existe o torneio estocástico, onde a probabilidade de escolher o melhor indivíduo não é de 100%. Com uma probabilidade configurável, pode-se escolher um dos outros participantes do torneio, o que aumenta a diversidade da população e evita que o algoritmo converja rapidamente para uma solução subótima.</text:p>
      <text:p text:style-name="Text_20_body"/>
      <text:h text:style-name="P27" text:outline-level="4">Iremos escolher o método de torneio determinístico</text:h>
      <text:p text:style-name="P28">O torneio determinístico é uma técnica de seleção para algoritmos genéticos em que grupos de indivíduos da população competem entre si em “torneios” para decidir quais indivíduos serão escolhidos para a reprodução. Ele é chamado de “determinístico” porque sempre seleciona o indivíduo mais apto (ou o de maior pontuação) do torneio, garantindo que o “vencedor” seja o melhor participante dentro do grupo.</text:p>
      <text:h text:style-name="Heading_20_3" text:outline-level="3">Como funciona o torneio determinístico</text:h>
      <text:list text:style-name="L9">
        <text:list-item>
          <text:p text:style-name="P29"><text:span text:style-name="Strong_20_Emphasis">Escolha dos Participantes</text:span>:</text:p>
          <text:list>
            <text:list-item>
              <text:p text:style-name="P30">Um número fixo de indivíduos (por exemplo, 2 ou 3) é selecionado aleatoriamente da população.</text:p>
            </text:list-item>
            <text:list-item>
              <text:p text:style-name="P30">Esse número fixo é chamado de <text:span text:style-name="Strong_20_Emphasis">tamanho do torneio</text:span>.</text:p>
            </text:list-item>
          </text:list>
        </text:list-item>
        <text:list-item>
          <text:p text:style-name="P29"><text:span text:style-name="Strong_20_Emphasis">Competição</text:span>:</text:p>
          <text:list>
            <text:list-item>
              <text:p text:style-name="P30">Cada indivíduo do grupo é avaliado de acordo com sua aptidão.</text:p>
            </text:list-item>
            <text:list-item>
              <text:p text:style-name="P30">O indivíduo com a maior aptidão dentro do torneio é escolhido como o vencedor.</text:p>
            </text:list-item>
          </text:list>
        </text:list-item>
        <text:list-item>
          <text:p text:style-name="P29"><text:span text:style-name="Strong_20_Emphasis">Seleção para Reprodução</text:span>:</text:p>
          <text:list>
            <text:list-item>
              <text:p text:style-name="P30">O vencedor do torneio é então selecionado para ser um dos pais, podendo ser usado para formar a próxima geração da população.</text:p>
            </text:list-item>
          </text:list>
        </text:list-item>
        <text:list-item>
          <text:p text:style-name="P29"><text:span text:style-name="Strong_20_Emphasis">Repetição</text:span>:</text:p>
          <text:list>
            <text:list-item>
              <text:p text:style-name="P29">O processo é repetido para selecionar o número desejado de indivíduos para a reprodução, formando pares de pais.</text:p>
            </text:list-item>
          </text:list>
        </text:list-item>
      </text:list>
      <text:p text:style-name="P28"/>
      <text:p text:style-name="P28"><text:span text:style-name="T39">Seleção: </text:span><text:span text:style-name="T9">A função </text:span><text:span text:style-name="Source_20_Text"><text:span text:style-name="T9">seleção</text:span></text:span><text:span text:style-name="T9"> realiza uma seleção por torneio, para escolher indivíduos da população para a próxima geração. Ela seleciona três indivíduos aleatórios da população, avalia o desempenho de cada um com base em sua aptidão e escolhe o melhor para retornar como “vencedor” do torneio. </text:span></text:p>
      <text:p text:style-name="Text_20_body"><text:span text:style-name="T9"><text:tab/></text:span>Parâmetros</text:p>
      <text:list text:style-name="L10">
        <text:list-item>
          <text:list>
            <text:list-item>
              <text:p text:style-name="P31"><text:span text:style-name="Strong_20_Emphasis"><text:span text:style-name="Source_20_Text">população</text:span></text:span>: Uma lista onde cada elemento representa um "indivíduo" (ou cromossomo) da população. Cada indivíduo é uma possível solução.</text:p>
            </text:list-item>
            <text:list-item>
              <text:p text:style-name="P32"><text:span text:style-name="Strong_20_Emphasis"><text:span text:style-name="Source_20_Text">aptid</text:span></text:span><text:span text:style-name="Strong_20_Emphasis"><text:span text:style-name="Source_20_Text"><text:span text:style-name="T2">oes</text:span></text:span></text:span>: Uma lista de valores de aptidão que correspondem aos indivíduos na população, onde uma aptidão maior indica uma solução melhor.</text:p>
            </text:list-item>
          </text:list>
          <text:p text:style-name="P32"><text:soft-page-break/></text:p>
        </text:list-item>
      </text:list>
      <text:p text:style-name="P33"><text:span text:style-name="T40">torneio </text:span><text:span text:style-name="T41">=</text:span><text:span text:style-name="T40"> </text:span><text:span text:style-name="T42">random</text:span><text:span text:style-name="T40">.sample(</text:span><text:span text:style-name="T42">list</text:span><text:span text:style-name="T40">(</text:span><text:span text:style-name="T42">zip</text:span><text:span text:style-name="T40">(</text:span><text:span text:style-name="T43">populacao</text:span><text:span text:style-name="T40">, </text:span><text:span text:style-name="T43">aptid</text:span><text:span text:style-name="T44">oes</text:span><text:span text:style-name="T40">)), </text:span><text:span text:style-name="T45">3</text:span><text:span text:style-name="T40">)</text:span></text:p>
      <text:p text:style-name="P34"><text:tab/><text:tab/><text:span text:style-name="T42">list</text:span><text:span text:style-name="T40">(</text:span><text:span text:style-name="T42">zip</text:span><text:span text:style-name="T40">(</text:span><text:span text:style-name="T43">populacao</text:span><text:span text:style-name="T40">, </text:span><text:span text:style-name="T43">aptid</text:span><text:span text:style-name="T44">oes</text:span><text:span text:style-name="T40">))</text:span>: <text:span text:style-name="T46">Cr</text:span>ia pares de indivíduos e suas respectivas aptidões, formando uma lista onde cada elemento é uma tupla <text:span text:style-name="Source_20_Text">(individuo, aptidão)</text:span>. </text:p>
      <text:p text:style-name="P34"><text:s/><text:tab/>A função <text:span text:style-name="Source_20_Text">zip()</text:span>:</text:p>
      <text:list text:style-name="L11">
        <text:list-item>
          <text:list>
            <text:list-item>
              <text:p text:style-name="P35">Percorre cada sequência fornecida.</text:p>
            </text:list-item>
            <text:list-item>
              <text:p text:style-name="P35">Agrupa elementos de posição correspondente de cada sequência.</text:p>
            </text:list-item>
            <text:list-item>
              <text:p text:style-name="P36">Retorna um iterador que contém tuplas formadas com os elementos correspondentes</text:p>
            </text:list-item>
          </text:list>
        </text:list-item>
      </text:list>
      <text:p text:style-name="P34"><text:span text:style-name="T47"><text:tab/></text:span><text:span text:style-name="T42">random</text:span><text:span text:style-name="T40">.sample(…,</text:span><text:span text:style-name="T45">3</text:span><text:span text:style-name="T48">)</text:span><text:span text:style-name="T49">: </text:span><text:span text:style-name="T50">Seleciona três pares </text:span><text:span text:style-name="Source_20_Text"><text:span text:style-name="T51">(individuo, aptidão)</text:span></text:span><text:span text:style-name="T50"> aleatoriamente da lista de indivíduos e suas aptidões. </text:span></text:p>
      <text:p text:style-name="P34"><text:span text:style-name="T50"/></text:p>
      <text:p text:style-name="P34"><text:tab/><text:span text:style-name="T52">torneio.</text:span><text:span text:style-name="T53">sort</text:span><text:span text:style-name="T52">(</text:span><text:span text:style-name="T54">key</text:span><text:span text:style-name="T55">=</text:span><text:span text:style-name="T56">lambda</text:span><text:span text:style-name="T52"> </text:span><text:span text:style-name="T54">x</text:span><text:span text:style-name="T52">: </text:span><text:span text:style-name="T54">x</text:span><text:span text:style-name="T52">[</text:span><text:span text:style-name="T57">1</text:span><text:span text:style-name="T52">], </text:span><text:span text:style-name="T54">reverse</text:span><text:span text:style-name="T55">=</text:span><text:span text:style-name="T57">True</text:span><text:span text:style-name="T52">)</text:span>: Ordena os três pares do torneio com base na aptidão, de forma decrescente, colocando o indivíduo com a maior aptidão no início da lista. <text:span text:style-name="T54">key</text:span><text:span text:style-name="T55">=</text:span><text:span text:style-name="T56">lambda</text:span><text:span text:style-name="T52"> </text:span><text:span text:style-name="T54">x</text:span><text:span text:style-name="T52">: </text:span><text:span text:style-name="T54">x</text:span><text:span text:style-name="T52">[</text:span><text:span text:style-name="T57">1</text:span><text:span text:style-name="T52">]</text:span> <text:span text:style-name="T46">Define que o segundo item da nossa tupla Torneio vai ser utilizado como criterio de ordenação, </text:span><text:span text:style-name="T58">reverse</text:span><text:span text:style-name="T59">=</text:span><text:span text:style-name="T60">True</text:span><text:span text:style-name="T46"> define que a ordem e decrescente, do maior para o menor</text:span></text:p>
      <text:p text:style-name="P34"><text:tab/><text:span text:style-name="T55">return</text:span><text:span text:style-name="T52"> torneio[</text:span><text:span text:style-name="T57">0</text:span><text:span text:style-name="T52">][</text:span><text:span text:style-name="T57">0</text:span><text:span text:style-name="T52">]</text:span>: Retorna o primeiro elemento do torneio, que é o indivíduo com a melhor aptidão entre os três selecionados. </text:p>
      <text:p text:style-name="P34"><text:s/></text:p>
      <text:p text:style-name="P37"><text:span text:style-name="T61">Cruzamento</text:span><text:span text:style-name="T39">: </text:span><text:span text:style-name="T62">A função </text:span><text:span text:style-name="Source_20_Text"><text:span text:style-name="T62">cruzamento</text:span></text:span><text:span text:style-name="T62"> recebe duas listas (representando os "pais") e retorna uma nova lista (representando o "filho"). Este </text:span><text:span text:style-name="T63">cruzamento</text:span><text:span text:style-name="T62"> de ordem é especialmente útil em problemas de permutação, onde a ordem dos elementos na lista é importante e não podem ser repetidos. Cada solução potencial para o problema do Caixeiro Viajante é representada como uma lista de cidades, onde a ordem das cidades na lista define a sequência de visita. Nessa lista:</text:span></text:p>
      <text:list text:style-name="L12">
        <text:list-item>
          <text:p text:style-name="P38">Cada elemento é um "gene" que representa uma <text:span text:style-name="Strong_20_Emphasis">cidade</text:span> única.</text:p>
        </text:list-item>
        <text:list-item>
          <text:p text:style-name="P39">A sequência desses genes (cidades) define uma <text:span text:style-name="Strong_20_Emphasis">rota</text:span> completa, na qual o viajante visita todas as cidades e retorna ao ponto de partida.</text:p>
        </text:list-item>
      </text:list>
      <text:p text:style-name="P37"><text:span text:style-name="T62"/></text:p>
      <text:p text:style-name="P40"><text:span text:style-name="T62"><text:s/></text:span><text:span text:style-name="T64">tamanho </text:span><text:span text:style-name="T65">=</text:span><text:span text:style-name="T64"> </text:span><text:span text:style-name="T66">len</text:span><text:span text:style-name="T64">(</text:span><text:span text:style-name="T44">pai1</text:span><text:span text:style-name="T64">) /// </text:span><text:span text:style-name="T52">filho </text:span><text:span text:style-name="T55">=</text:span><text:span text:style-name="T52"> [</text:span><text:span text:style-name="T55">-</text:span><text:span text:style-name="T57">1</text:span><text:span text:style-name="T52">] </text:span><text:span text:style-name="T55">*</text:span><text:span text:style-name="T52"> tamanho</text:span></text:p>
      <text:p text:style-name="P40">Aqui, a função cria uma lista chamada <text:span text:style-name="Source_20_Text">filho</text:span>, do mesmo comprimento que <text:span text:style-name="Source_20_Text">pai1</text:span> e <text:span text:style-name="Source_20_Text">pai2</text:span>, preenchida inicialmente com<text:span text:style-name="Source_20_Text">-1</text:span> para indicar posições vazias.</text:p>
      <text:p text:style-name="P41"><text:span text:style-name="T52">inicio, fim </text:span><text:span text:style-name="T55">=</text:span><text:span text:style-name="T52"> </text:span><text:span text:style-name="T53">sorted</text:span><text:span text:style-name="T52">(</text:span><text:span text:style-name="T67">random</text:span><text:span text:style-name="T52">.sample(</text:span><text:span text:style-name="T67">range</text:span><text:span text:style-name="T52">(tamanho), </text:span><text:span text:style-name="T57">2</text:span><text:span text:style-name="T52">))</text:span></text:p>
      <text:p text:style-name="P41"><text:span text:style-name="T52"/></text:p>
      <text:p text:style-name="P42"><text:span text:style-name="T68">Se</text:span><text:span text:style-name="T69">leciona aleatoriamente duas posições na lista (marcadas como </text:span><text:span text:style-name="Source_20_Text"><text:span text:style-name="T69">inicio</text:span></text:span><text:span text:style-name="T69"> e </text:span><text:span text:style-name="Source_20_Text"><text:span text:style-name="T69">fim</text:span></text:span><text:span text:style-name="T69">). O </text:span><text:span text:style-name="Source_20_Text"><text:span text:style-name="T69">sorted</text:span></text:span><text:span text:style-name="T69"> garante que </text:span><text:span text:style-name="Source_20_Text"><text:span text:style-name="T69">inicio</text:span></text:span><text:span text:style-name="T69"> será menor que </text:span><text:span text:style-name="Source_20_Text"><text:span text:style-name="T69">fim</text:span></text:span><text:span text:style-name="T69">.</text:span></text:p>
      <text:p text:style-name="P42"><text:span text:style-name="T69"/></text:p>
      <text:p text:style-name="P43"><text:span text:style-name="T52">filho[inicio:fim] </text:span><text:span text:style-name="T55">=</text:span><text:span text:style-name="T52"> </text:span><text:span text:style-name="T54">pai1</text:span><text:span text:style-name="T52">[inicio:fim]</text:span></text:p>
      <text:p text:style-name="P43"><text:span text:style-name="T52"/></text:p>
      <text:p text:style-name="P44">Depois, o trecho entre <text:span text:style-name="Source_20_Text">inicio</text:span> e <text:span text:style-name="Source_20_Text">fim</text:span> de <text:span text:style-name="Source_20_Text">pai1</text:span> é copiado diretamente para <text:span text:style-name="Source_20_Text">filho</text:span>. Esse segmento fica "fixo" no filho, mantendo parte da ordem de <text:span text:style-name="Source_20_Text">pai1</text:span>. </text:p>
      <text:p text:style-name="P44"><text:soft-page-break/></text:p>
      <text:p text:style-name="P45"><text:span text:style-name="T70">    </text:span><text:span text:style-name="T71">for</text:span><text:span text:style-name="T72"> gene </text:span><text:span text:style-name="T71">in</text:span><text:span text:style-name="T72"> </text:span><text:span text:style-name="T73">pai2</text:span><text:span text:style-name="T72">:</text:span></text:p>
      <text:p text:style-name="P46"><text:span text:style-name="T70">        </text:span><text:span text:style-name="T71">if</text:span><text:span text:style-name="T72"> gene </text:span><text:span text:style-name="T71">not</text:span><text:span text:style-name="T72"> </text:span><text:span text:style-name="T71">in</text:span><text:span text:style-name="T72"> filho:</text:span></text:p>
      <text:p text:style-name="P46"><text:span text:style-name="T70">            </text:span><text:span text:style-name="T71">for</text:span><text:span text:style-name="T72"> i </text:span><text:span text:style-name="T71">in</text:span><text:span text:style-name="T72"> </text:span><text:span text:style-name="T74">range</text:span><text:span text:style-name="T72">(tamanho):</text:span></text:p>
      <text:p text:style-name="P46"><text:span text:style-name="T70">                </text:span><text:span text:style-name="T71">if</text:span><text:span text:style-name="T72"> filho[i] </text:span><text:span text:style-name="T71">==</text:span><text:span text:style-name="T72"> </text:span><text:span text:style-name="T71">-</text:span><text:span text:style-name="T75">1</text:span><text:span text:style-name="T72">:</text:span></text:p>
      <text:p text:style-name="P46"><text:span text:style-name="T70">                    </text:span><text:span text:style-name="T72">filho[i] </text:span><text:span text:style-name="T71">=</text:span><text:span text:style-name="T72"> gene</text:span></text:p>
      <text:p text:style-name="P46"><text:span text:style-name="T70">                    </text:span><text:span text:style-name="T71">break</text:span></text:p>
      <text:p text:style-name="P44"/>
      <text:p text:style-name="P44"/>
      <text:p text:style-name="P47">A função então percorre cada elemento (<text:span text:style-name="Source_20_Text">gene</text:span>) de <text:span text:style-name="Source_20_Text">pai2</text:span>.</text:p>
      <text:list text:style-name="L13">
        <text:list-item>
          <text:p text:style-name="P48">Para cada <text:span text:style-name="Source_20_Text">gene</text:span>, verifica se ele já está presente em <text:span text:style-name="Source_20_Text">filho</text:span> (para evitar duplicações). Se não estiver:</text:p>
        </text:list-item>
      </text:list>
      <text:list text:style-name="L14">
        <text:list-item>
          <text:p text:style-name="P49">Encontra a próxima posição vazia (<text:span text:style-name="Source_20_Text">-1</text:span>) em <text:span text:style-name="Source_20_Text">filho</text:span> e coloca o <text:span text:style-name="Source_20_Text">gene</text:span> lá.</text:p>
        </text:list-item>
      </text:list>
      <text:list text:style-name="L15">
        <text:list-item>
          <text:p text:style-name="P50">Esse processo continua até que <text:span text:style-name="Source_20_Text">filho</text:span> esteja preenchido. </text:p>
        </text:list-item>
      </text:list>
      <text:p text:style-name="Text_20_body"/>
      <text:p text:style-name="P51"><text:span text:style-name="T61">Mutação &amp; Inverter_rota:</text:span><text:span text:style-name="T76"> </text:span>As funções <text:span text:style-name="Source_20_Text">inverter_rota</text:span> e <text:span text:style-name="Source_20_Text">mutacao</text:span> trabalham juntas para aplicar modificações nos conjuntos de "genes" (cidades). A mutação ocorre com base em uma probabilidade definida pela <text:span text:style-name="Source_20_Text">taxa_mutacao</text:span>, e a ideia é realizar pequenas alterações na rota para explorar novas soluções.</text:p>
      <text:list text:style-name="L16">
        <text:list-item>
          <text:p text:style-name="P52"><text:span text:style-name="Strong_20_Emphasis">Função </text:span><text:span text:style-name="Strong_20_Emphasis"><text:span text:style-name="Source_20_Text">mutacao</text:span></text:span>:</text:p>
          <text:list>
            <text:list-item>
              <text:p text:style-name="P53"><text:span text:style-name="T55">if</text:span><text:span text:style-name="T52"> </text:span><text:span text:style-name="T67">random</text:span><text:span text:style-name="T52">.random() </text:span><text:span text:style-name="T55">&lt;</text:span><text:span text:style-name="T52"> </text:span><text:span text:style-name="T54">taxa_mutacao</text:span><text:span text:style-name="T52">:</text:span> <text:span text:style-name="T77">A</text:span> mutação ocorre quando um número gerado aleatoriamente é menor que a <text:span text:style-name="Source_20_Text">taxa_mutacao</text:span>, o que indica a chance de realizar a troca de dois "genes" (no caso, duas cidades).</text:p>
            </text:list-item>
            <text:list-item>
              <text:p text:style-name="P53"><text:span text:style-name="T52">i, j </text:span><text:span text:style-name="T55">=</text:span><text:span text:style-name="T52"> </text:span><text:span text:style-name="T67">random</text:span><text:span text:style-name="T52">.sample(</text:span><text:span text:style-name="T67">range</text:span><text:span text:style-name="T52">(</text:span><text:span text:style-name="T53">len</text:span><text:span text:style-name="T52">(</text:span><text:span text:style-name="T54">rota</text:span><text:span text:style-name="T52">)), </text:span><text:span text:style-name="T57">2</text:span><text:span text:style-name="T52">) /// </text:span><text:span text:style-name="T54">rota</text:span><text:span text:style-name="T52">[i], </text:span><text:span text:style-name="T54">rota</text:span><text:span text:style-name="T52">[j] </text:span><text:span text:style-name="T55">=</text:span><text:span text:style-name="T52"> </text:span><text:span text:style-name="T54">rota</text:span><text:span text:style-name="T52">[j], </text:span><text:span text:style-name="T54">rota</text:span><text:span text:style-name="T52">[i]</text:span> <text:span text:style-name="T77">A </text:span>função escolhe dois índices aleatórios <text:span text:style-name="Source_20_Text">i</text:span> e <text:span text:style-name="Source_20_Text">j</text:span> e troca as cidades correspondentes na rota. Por exemplo, se a rota for <text:span text:style-name="Strong_20_Emphasis">A → B → C → D</text:span>, e as cidades A e C forem selecionadas, a mutação trocará a posição delas, resultando na rota <text:span text:style-name="Strong_20_Emphasis">C → B → A → D</text:span>.</text:p>
            </text:list-item>
            <text:list-item>
              <text:p text:style-name="P54">A troca de cidades é realizada de forma aleatória, criando uma nova versão da rota, que pode levar a uma solução diferente (potencialmente melhor ou pior).</text:p>
            </text:list-item>
          </text:list>
        </text:list-item>
        <text:list-item>
          <text:p text:style-name="P52"><text:span text:style-name="Strong_20_Emphasis">Função </text:span><text:span text:style-name="Strong_20_Emphasis"><text:span text:style-name="Source_20_Text">inverter_rota</text:span></text:span>:</text:p>
          <text:list>
            <text:list-item>
              <text:p text:style-name="P54">Após a mutação, a função <text:span text:style-name="Source_20_Text">inverter_rota</text:span> é chamada para verificar se a troca realizada resultou em uma melhoria na rota.</text:p>
            </text:list-item>
            <text:list-item>
              <text:p text:style-name="P55"><text:span text:style-name="T71">for</text:span><text:span text:style-name="T72"> i </text:span><text:span text:style-name="T71">in</text:span><text:span text:style-name="T72"> </text:span><text:span text:style-name="T74">range</text:span><text:span text:style-name="T72">(</text:span><text:span text:style-name="T75">1</text:span><text:span text:style-name="T72">, </text:span><text:span text:style-name="T78">len</text:span><text:span text:style-name="T72">(</text:span><text:span text:style-name="T73">rota</text:span><text:span text:style-name="T72">) </text:span><text:span text:style-name="T71">-</text:span><text:span text:style-name="T72"> </text:span><text:span text:style-name="T75">1</text:span><text:span text:style-name="T72">):</text:span></text:p>
            </text:list-item>
          </text:list>
        </text:list-item>
      </text:list>
      <text:p text:style-name="P46"><text:span text:style-name="T70">        <text:tab/><text:tab/><text:tab/></text:span><text:span text:style-name="T72">distancia_atual </text:span><text:span text:style-name="T71">=</text:span><text:span text:style-name="T72"> (</text:span><text:span text:style-name="T78">distancia</text:span><text:span text:style-name="T72">(</text:span><text:span text:style-name="T73">pontos</text:span><text:span text:style-name="T72">[</text:span><text:span text:style-name="T73">rota</text:span><text:span text:style-name="T72">[i</text:span><text:span text:style-name="T71">-</text:span><text:span text:style-name="T75">1</text:span><text:span text:style-name="T72">]], </text:span><text:span text:style-name="T73">pontos</text:span><text:span text:style-name="T72">[</text:span><text:span text:style-name="T73">rota</text:span><text:span text:style-name="T72">[i]]) </text:span><text:span text:style-name="T71">+</text:span><text:span text:style-name="T72"> </text:span><text:span text:style-name="T78">distancia</text:span><text:span text:style-name="T72">(</text:span><text:span text:style-name="T73">pontos</text:span><text:span text:style-name="T72">[</text:span><text:span text:style-name="T73">rota</text:span><text:span text:style-name="T72">[i]], </text:span><text:span text:style-name="T73">pontos</text:span><text:span text:style-name="T72">[</text:span><text:span text:style-name="T73">rota</text:span><text:span text:style-name="T72">[i</text:span><text:span text:style-name="T71">+</text:span><text:span text:style-name="T75">1</text:span><text:span text:style-name="T72">]]))</text:span></text:p>
      <text:p text:style-name="P56"><text:span text:style-name="T79">        <text:tab/><text:tab/><text:tab/></text:span><text:span text:style-name="T52">distancia_invertida </text:span><text:span text:style-name="T55">=</text:span><text:span text:style-name="T52"> (</text:span><text:span text:style-name="T53">distancia</text:span><text:span text:style-name="T52">(</text:span><text:span text:style-name="T54">pontos</text:span><text:span text:style-name="T52">[</text:span><text:span text:style-name="T54">rota</text:span><text:span text:style-name="T52">[i</text:span><text:span text:style-name="T55">-</text:span><text:span text:style-name="T57">1</text:span><text:span text:style-name="T52">]], </text:span><text:span text:style-name="T54">pontos</text:span><text:span text:style-name="T52">[</text:span><text:span text:style-name="T54">rota</text:span><text:span text:style-name="T52">[i</text:span><text:span text:style-name="T55">+</text:span><text:span text:style-name="T57">1</text:span><text:span text:style-name="T52">]]) </text:span><text:span text:style-name="T55">+</text:span><text:span text:style-name="T52"> </text:span><text:span text:style-name="T53">distancia</text:span><text:span text:style-name="T52">(</text:span><text:span text:style-name="T54">pontos</text:span><text:span text:style-name="T52">[</text:span><text:span text:style-name="T54">rota</text:span><text:span text:style-name="T52">[i</text:span><text:span text:style-name="T55">+</text:span><text:span text:style-name="T57">1</text:span><text:span text:style-name="T52">]], </text:span><text:span text:style-name="T54">pontos</text:span><text:span text:style-name="T52">[</text:span><text:span text:style-name="T54">rota</text:span><text:span text:style-name="T52">[i]])</text:span> <text:span text:style-name="T77">P</text:span>ara isso, a função percorre a rota e calcula a distância total antes e depois de inverter dois pontos adjacentes. Se a troca diminuir a distância percorrida, a mutação é mantida, realizando a troca de posições entre as cidades.</text:p>
      <text:list text:continue-numbering="true" text:style-name="L16">
        <text:list-item>
          <text:list>
            <text:list-item>
              <text:p text:style-name="P57"><text:span text:style-name="T80">if</text:span> distancia_invertida <text:span text:style-name="T80">&lt;</text:span> distancia_atual:</text:p>
            </text:list-item>
          </text:list>
        </text:list-item>
      </text:list>
      <text:p text:style-name="P58"><text:span text:style-name="T79">            <text:tab/><text:tab/></text:span><text:span text:style-name="T54">rota</text:span><text:span text:style-name="T52">[i], </text:span><text:span text:style-name="T54">rota</text:span><text:span text:style-name="T52">[i</text:span><text:span text:style-name="T55">+</text:span><text:span text:style-name="T57">1</text:span><text:span text:style-name="T52">] </text:span><text:span text:style-name="T55">=</text:span><text:span text:style-name="T52"> </text:span><text:span text:style-name="T54">rota</text:span><text:span text:style-name="T52">[i</text:span><text:span text:style-name="T55">+</text:span><text:span text:style-name="T57">1</text:span><text:span text:style-name="T52">], </text:span><text:span text:style-name="T54">rota</text:span><text:span text:style-name="T52">[i]</text:span> <text:span text:style-name="T77">N</text:span>o exemplo da mutação, a função <text:span text:style-name="Source_20_Text">inverter_rota</text:span> verifica se a nova rota gerada (por exemplo, <text:span text:style-name="Strong_20_Emphasis">C → B → A → D</text:span>) tem uma <text:soft-page-break/>distância total menor do que a rota original (por exemplo, <text:span text:style-name="Strong_20_Emphasis">A → B → C → D</text:span>). Se a inversão gerar uma melhoria, ela mantém a alteração; caso contrário, não faz nenhuma alteração adicional.</text:p>
      <text:p text:style-name="Text_20_body"><text:tab/>Essas duas funções atuam, portanto, para introduzir variações na população de soluções do problema do Caixeiro Viajante, com o objetivo de encontrar uma rota mais curta. A mutação é uma forma de explorar o espaço de soluções, enquanto <text:span text:style-name="Source_20_Text">inverter_rota</text:span> verifica se essa exploração resultou em uma melhoria, ajudando a otimizar a solução ao longo das gerações.</text:p>
      <text:p text:style-name="Text_20_body"/>
      <text:p text:style-name="P59"><text:span text:style-name="T81">Elitismo: </text:span>função <text:span text:style-name="Source_20_Text">elitismo</text:span> tem como objetivo gerar uma nova população em um algoritmo genético, levando em consideração a aptidão dos indivíduos da geração anterior. O conceito de elitismo é uma técnica onde o melhor indivíduo (ou indivíduos) da geração anterior é mantido sem alterações, garantindo que as melhores soluções não sejam perdidas.</text:p>
      <text:p text:style-name="Text_20_body"><text:tab/>1. <text:span text:style-name="Strong_20_Emphasis">Entrada da função:</text:span></text:p>
      <text:list text:style-name="L17">
        <text:list-item>
          <text:list>
            <text:list-item>
              <text:p text:style-name="P60"><text:span text:style-name="Source_20_Text">populacao</text:span>: Lista de rotas (indivíduos) gerados até o momento.</text:p>
            </text:list-item>
            <text:list-item>
              <text:p text:style-name="P60"><text:span text:style-name="Source_20_Text">aptidoes</text:span>: Lista com as aptidões de cada indivíduo da população.</text:p>
            </text:list-item>
            <text:list-item>
              <text:p text:style-name="P60"><text:span text:style-name="Source_20_Text">taxa_mutacao</text:span>: A probabilidade de uma mutação ocorrer em cada novo indivíduo gerado.</text:p>
            </text:list-item>
            <text:list-item>
              <text:p text:style-name="P60"><text:span text:style-name="Source_20_Text">pontos</text:span>: As coordenadas dos pontos que o caixeiro viajante deve visitar (usados para calcular distâncias).</text:p>
            </text:list-item>
            <text:list-item>
              <text:p text:style-name="P60"><text:span text:style-name="Source_20_Text">elite</text:span>: Um parâmetro booleano (verdadeiro ou falso) que indica se o elitismo será aplicado.</text:p>
            </text:list-item>
          </text:list>
        </text:list-item>
      </text:list>
      <text:p text:style-name="Text_20_body"><text:tab/>2. <text:span text:style-name="Strong_20_Emphasis">Elitismo:</text:span></text:p>
      <text:list text:style-name="L18">
        <text:list-item>
          <text:list>
            <text:list-item>
              <text:p text:style-name="P61">Se <text:span text:style-name="Source_20_Text">elite</text:span> for <text:span text:style-name="Source_20_Text">True</text:span>, o melhor indivíduo (aquele com a maior aptidão, ou seja, a menor distância total) da população anterior é copiado diretamente para a nova população, sem passar por processos de seleção, cruzamento ou mutação.</text:p>
            </text:list-item>
            <text:list-item>
              <text:p text:style-name="P61">O índice do melhor indivíduo é encontrado usando <text:span text:style-name="Source_20_Text">np.argmax(aptidoes)</text:span>, que retorna o índice do maior valor na lista de aptidões. Este valor corresponde ao melhor indivíduo, que é então adicionado à nova população com <text:span text:style-name="Source_20_Text">nova_populacao.append(melhor_individuo)</text:span>.</text:p>
            </text:list-item>
          </text:list>
        </text:list-item>
      </text:list>
      <text:p text:style-name="Text_20_body"><text:tab/>3. <text:span text:style-name="Strong_20_Emphasis">Seleção, Cruzamento e Mutação:</text:span></text:p>
      <text:list text:style-name="L19">
        <text:list-item>
          <text:list>
            <text:list-item>
              <text:p text:style-name="P62">Para preencher o restante da nova população (aqueles que não foram selecionados pelo elitismo), a função realiza o processo de seleção, cruzamento e mutação.</text:p>
              <text:list>
                <text:list-item>
                  <text:p text:style-name="P62"><text:span text:style-name="Strong_20_Emphasis">Seleção:</text:span> A função <text:span text:style-name="Source_20_Text">selecao</text:span> é chamada duas vezes para escolher dois pais da população atual com base na aptidão.</text:p>
                </text:list-item>
                <text:list-item>
                  <text:p text:style-name="P62"><text:span text:style-name="Strong_20_Emphasis">Cruzamento:</text:span> A função <text:span text:style-name="Source_20_Text">cruzamento</text:span> é chamada para combinar os dois pais escolhidos e gerar um novo "filho".</text:p>
                </text:list-item>
                <text:list-item>
                  <text:p text:style-name="P62"><text:span text:style-name="Strong_20_Emphasis">Mutação:</text:span> A função <text:span text:style-name="Source_20_Text">mutacao</text:span> é chamada para aplicar uma mutação ao filho gerado, alterando aleatoriamente a rota de algumas cidades.</text:p>
                </text:list-item>
              </text:list>
            </text:list-item>
            <text:list-item>
              <text:p text:style-name="P62"><text:soft-page-break/>Esse processo é repetido até que a nova população tenha o mesmo tamanho da população original.</text:p>
            </text:list-item>
          </text:list>
        </text:list-item>
      </text:list>
      <text:p text:style-name="Text_20_body"><text:tab/>4. <text:span text:style-name="Strong_20_Emphasis">Resultado:</text:span></text:p>
      <text:list text:style-name="L20">
        <text:list-item>
          <text:list>
            <text:list-item>
              <text:p text:style-name="P63">A nova população, que inclui o melhor indivíduo (se o elitismo for ativado) e os indivíduos gerados por seleção, cruzamento e mutação, é retornada.</text:p>
              <text:p text:style-name="P63"/>
            </text:list-item>
          </text:list>
        </text:list-item>
      </text:list>
      <text:p text:style-name="Text_20_body"><text:tab/>A função <text:span text:style-name="Source_20_Text">elitismo</text:span> garante que, a cada geração, o melhor indivíduo (com a menor distância percorrida) seja preservado, enquanto o restante da população é gerado através de processos evolutivos (seleção, cruzamento e mutação). Isso ajuda a manter a qualidade das soluções ao longo do tempo, evitando que boas soluções sejam descartadas e permitindo que a população evolua de forma gradual em direção à solução ótima.</text:p>
      <text:p text:style-name="Text_20_body"/>
      <text:p text:style-name="P59"><text:span text:style-name="T81">Genético: </text:span>A função <text:span text:style-name="Source_20_Text">algoritmo_genetico</text:span> implementa o Algoritmo Genético para resolver o Problema do Caixeiro Viajante (TSP), que busca encontrar o caminho mais curto possível que passe por todos os pontos dados. Vamos analisar o funcionamento dessa função detalhadamente:</text:p>
      <text:p text:style-name="Text_20_body"><text:tab/>1. <text:span text:style-name="Strong_20_Emphasis">Entrada da função:</text:span></text:p>
      <text:list text:style-name="L21">
        <text:list-item>
          <text:list>
            <text:list-item>
              <text:p text:style-name="P64"><text:span text:style-name="Strong_20_Emphasis"><text:span text:style-name="Source_20_Text">pontos</text:span></text:span>: A lista de coordenadas dos pontos que o caixeiro viajante deve visitar.</text:p>
            </text:list-item>
            <text:list-item>
              <text:p text:style-name="P64"><text:span text:style-name="Strong_20_Emphasis"><text:span text:style-name="Source_20_Text">tamanho_populacao</text:span></text:span>: O número de indivíduos (rotas) na população (valor padrão é 100).</text:p>
            </text:list-item>
            <text:list-item>
              <text:p text:style-name="P64"><text:span text:style-name="Strong_20_Emphasis"><text:span text:style-name="Source_20_Text">num_geracoes</text:span></text:span>: O número de gerações ou iterações que o algoritmo irá executar (valor padrão é 50).</text:p>
            </text:list-item>
            <text:list-item>
              <text:p text:style-name="P64"><text:span text:style-name="Strong_20_Emphasis"><text:span text:style-name="Source_20_Text">taxa_mutacao</text:span></text:span>: A probabilidade de ocorrer uma mutação em um indivíduo a cada geração (valor padrão é 0.08).</text:p>
            </text:list-item>
            <text:list-item>
              <text:p text:style-name="P64"><text:span text:style-name="Strong_20_Emphasis"><text:span text:style-name="Source_20_Text">elite</text:span></text:span>: Um parâmetro booleano que define se o elitismo será usado, ou seja, se o melhor indivíduo de cada geração será preservado na próxima geração.</text:p>
            </text:list-item>
          </text:list>
        </text:list-item>
      </text:list>
      <text:p text:style-name="Text_20_body"><text:tab/>2. <text:span text:style-name="Strong_20_Emphasis">Inicialização:</text:span></text:p>
      <text:list text:style-name="L22">
        <text:list-item>
          <text:list>
            <text:list-item>
              <text:p text:style-name="P65"><text:span text:style-name="Strong_20_Emphasis"><text:span text:style-name="Source_20_Text">populacao</text:span></text:span>: Cria uma população inicial de rotas aleatórias, utilizando a função <text:span text:style-name="Source_20_Text">criar_rota_aleatoria</text:span> para cada indivíduo. Cada rota é uma lista de índices representando a sequência das cidades a serem visitadas.</text:p>
            </text:list-item>
            <text:list-item>
              <text:p text:style-name="P65"><text:span text:style-name="Strong_20_Emphasis"><text:span text:style-name="Source_20_Text">historico_aptidao</text:span></text:span>: Uma lista para armazenar a aptidão (distância) do melhor indivíduo ao longo das gerações.</text:p>
            </text:list-item>
            <text:list-item>
              <text:p text:style-name="P65"><text:span text:style-name="Strong_20_Emphasis"><text:span text:style-name="Source_20_Text">melhor_rota</text:span></text:span>: Variável para armazenar a melhor rota encontrada ao longo das gerações.</text:p>
            </text:list-item>
          </text:list>
        </text:list-item>
      </text:list>
      <text:p text:style-name="Text_20_body"><text:tab/>3. <text:span text:style-name="Strong_20_Emphasis">Configuração do gráfico:</text:span></text:p>
      <text:list text:style-name="L23">
        <text:list-item>
          <text:list>
            <text:list-item>
              <text:p text:style-name="P66">A função cria um gráfico interativo para visualizar a evolução das rotas durante o processo de otimização.</text:p>
            </text:list-item>
            <text:list-item>
              <text:p text:style-name="P66"><text:soft-page-break/>A figura é configurada com limites definidos de <text:span text:style-name="Source_20_Text">-15</text:span> a <text:span text:style-name="Source_20_Text">15</text:span> (ajustáveis conforme necessário).</text:p>
            </text:list-item>
            <text:list-item>
              <text:p text:style-name="P66"><text:span text:style-name="Source_20_Text">plt.ion()</text:span> ativa o modo interativo, permitindo atualizações dinâmicas do gráfico enquanto o algoritmo roda.</text:p>
            </text:list-item>
            <text:list-item>
              <text:p text:style-name="P66"><text:span text:style-name="Source_20_Text">linha, = plt.plot([], [], 'bo-', marker='o')</text:span> cria uma linha no gráfico que será atualizada a cada geração.</text:p>
            </text:list-item>
          </text:list>
        </text:list-item>
      </text:list>
      <text:p text:style-name="Text_20_body"><text:tab/>4. <text:span text:style-name="Strong_20_Emphasis">Iteração pelas gerações:</text:span></text:p>
      <text:p text:style-name="Text_20_body"><text:tab/>A função realiza um loop por <text:span text:style-name="Source_20_Text">num_geracoes</text:span> (o número de gerações especificado). Para cada geração, as seguintes etapas ocorrem:</text:p>
      <text:list text:style-name="L24">
        <text:list-item>
          <text:list>
            <text:list-item>
              <text:p text:style-name="P67"><text:span text:style-name="Strong_20_Emphasis">Cálculo da aptidão de cada rota</text:span>: A aptidão de cada rota é calculada usando a função <text:span text:style-name="Source_20_Text">aptidao(rota, pontos)</text:span>. A aptidão é inversamente proporcional à distância total do caminho, ou seja, uma menor distância resulta em uma maior aptidão.</text:p>
            </text:list-item>
            <text:list-item>
              <text:p text:style-name="P67"><text:span text:style-name="Strong_20_Emphasis">Armazenamento do melhor indivíduo</text:span>: O indivíduo com a maior aptidão (menor distância) é selecionado como o melhor da geração atual. A função armazena esse valor no <text:span text:style-name="Source_20_Text">historico_aptidao</text:span>.</text:p>
            </text:list-item>
            <text:list-item>
              <text:p text:style-name="P67"><text:span text:style-name="Strong_20_Emphasis">Exibição do progresso</text:span>: A cada geração, o algoritmo imprime o valor da melhor distância (inverso da aptidão).</text:p>
            </text:list-item>
            <text:list-item>
              <text:p text:style-name="P67"><text:span text:style-name="Strong_20_Emphasis">Elitismo e geração da nova população</text:span>: A função <text:span text:style-name="Source_20_Text">elitismo</text:span> é chamada para gerar a nova população com base na população atual e nas aptidões dos indivíduos. Caso o elitismo esteja habilitado (<text:span text:style-name="Source_20_Text">elite=True</text:span>), o melhor indivíduo da geração anterior é mantido na nova geração sem alterações. A função também realiza o cruzamento e a mutação para gerar os demais indivíduos da nova população.</text:p>
            </text:list-item>
          </text:list>
        </text:list-item>
      </text:list>
      <text:p text:style-name="Text_20_body"><text:tab/>5. <text:span text:style-name="Strong_20_Emphasis">Atualização do gráfico a cada 10 gerações:</text:span></text:p>
      <text:p text:style-name="Text_20_body"><text:tab/>A cada 10 gerações, o gráfico é atualizado com a melhor rota encontrada até o momento. A rota é desenhada no gráfico, conectando os pontos de acordo com a sequência das cidades.</text:p>
      <text:list text:style-name="L25">
        <text:list-item>
          <text:list>
            <text:list-item>
              <text:p text:style-name="P68"><text:span text:style-name="Strong_20_Emphasis"><text:span text:style-name="Source_20_Text">melhor_rota + [melhor_rota[0]]</text:span></text:span>: Isso fecha o ciclo da rota, ligando o último ponto de volta ao primeiro.</text:p>
            </text:list-item>
            <text:list-item>
              <text:p text:style-name="P68"><text:span text:style-name="Strong_20_Emphasis"><text:span text:style-name="Source_20_Text">plt.draw()</text:span></text:span><text:span text:style-name="Strong_20_Emphasis"> e </text:span><text:span text:style-name="Strong_20_Emphasis"><text:span text:style-name="Source_20_Text">plt.pause(1.0)</text:span></text:span>: Atualizam o gráfico e pausam por 1 segundo, permitindo visualizar as mudanças nas rotas ao longo das gerações.</text:p>
            </text:list-item>
          </text:list>
        </text:list-item>
      </text:list>
      <text:p text:style-name="Text_20_body"><text:tab/>6. <text:span text:style-name="Strong_20_Emphasis">Desativação do gráfico interativo:</text:span></text:p>
      <text:list text:style-name="L26">
        <text:list-item>
          <text:list>
            <text:list-item>
              <text:p text:style-name="P69"><text:span text:style-name="Strong_20_Emphasis"><text:span text:style-name="Source_20_Text">plt.ioff()</text:span></text:span>: Desativa o modo interativo de gráficos.</text:p>
            </text:list-item>
            <text:list-item>
              <text:p text:style-name="P69"><text:span text:style-name="Strong_20_Emphasis"><text:span text:style-name="Source_20_Text">plt.show()</text:span></text:span>: Exibe o gráfico final após todas as gerações.</text:p>
            </text:list-item>
          </text:list>
        </text:list-item>
      </text:list>
      <text:p text:style-name="Text_20_body"><text:tab/>7. <text:span text:style-name="Strong_20_Emphasis">Resultado:</text:span></text:p>
      <text:list text:style-name="L27">
        <text:list-item>
          <text:list>
            <text:list-item>
              <text:p text:style-name="P70"><text:span text:style-name="Strong_20_Emphasis"><text:span text:style-name="Source_20_Text">melhor_rota</text:span></text:span>: A melhor rota encontrada após todas as gerações.</text:p>
            </text:list-item>
            <text:list-item>
              <text:p text:style-name="P70"><text:span text:style-name="Strong_20_Emphasis"><text:span text:style-name="Source_20_Text">historico_aptidao</text:span></text:span>: Uma lista com o histórico de aptidão do melhor indivíduo em cada geração, que pode ser útil para analisar o progresso do algoritmo.</text:p>
            </text:list-item>
          </text:list>
        </text:list-item>
      </text:list>
      <text:p text:style-name="Text_20_body"><text:soft-page-break/><text:tab/>Essa função implementa um algoritmo genético que resolve o problema do Caixeiro Viajante. Ela cria uma população inicial de rotas aleatórias, utiliza seleção, cruzamento e mutação para gerar novas rotas e preserva o melhor indivíduo de cada geração através do elitismo. O progresso do algoritmo é visualizado graficamente, com atualizações a cada 10 gerações. O resultado final é a melhor rota encontrada e o histórico de aptidão ao longo das gerações.</text:p>
      <text:p text:style-name="P71"/>
      <text:p text:style-name="P72"/>
      <text:p text:style-name="P73"/>
      <text:p text:style-name="P40"/>
      <text:p text:style-name="P28"><text:span text:style-name="T9"/></text:p>
      <text:p text:style-name="P74"/>
      <text:p text:style-name="P28"/>
      <text:p text:style-name="P74"/>
      <text:p text:style-name="P75"/>
      <text:list text:style-name="L28">
        <text:list-header>
          <text:p text:style-name="P76"/>
        </text:list-header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7:28:40.300000000</meta:creation-date>
    <dc:date>2024-11-06T11:53:57.094000000</dc:date>
    <meta:editing-duration>PT37M30S</meta:editing-duration>
    <meta:editing-cycles>6</meta:editing-cycles>
    <meta:generator>LibreOffice/24.8.2.1$Windows_X86_64 LibreOffice_project/0f794b6e29741098670a3b95d60478a65d05ef13</meta:generator>
    <meta:document-statistic meta:table-count="0" meta:image-count="0" meta:object-count="0" meta:page-count="10" meta:paragraph-count="171" meta:word-count="3193" meta:character-count="20129" meta:non-whitespace-character-count="17033"/>
  </office:meta>
</office:document-meta>
</file>